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deo:</text:p>
      <text:p text:style-name="P2"><text:tab/>-nur noch Digital</text:p>
      <text:p text:style-name="P2"><text:tab/>-DVB-T → in MPEG</text:p>
      <text:p text:style-name="P2"><text:tab/>-Interlaced(Halbbilder halbsoviele Zeilen) vs. Progressive(Vollbilder)</text:p>
      <text:p text:style-name="P2"><text:tab/>-Chroma Subsampling (Niedrigere Farbkanalauflösung)</text:p>
      <text:p text:style-name="P2"/>
      <text:p text:style-name="P2"><text:tab/>1080p 1080i<text:tab/>1920 x 1080<text:tab/>\</text:p>
      <text:p text:style-name="P2"><text:tab/><text:tab/><text:tab/><text:tab/><text:tab/>16:9</text:p>
      <text:p text:style-name="P2"><text:tab/>720p 720i<text:tab/>1280x 720<text:tab/>/</text:p>
      <text:p text:style-name="P2"/>
      <text:p text:style-name="P2"><text:tab/>-Interlaced Nachteile</text:p>
      <text:p text:style-name="P2"><text:tab/><text:tab/>-Zeilenflimmern</text:p>
      <text:p text:style-name="P2"><text:tab/><text:tab/>-Zuf fährt weg und hat Fransen</text:p>
      <text:p text:style-name="P2"><text:tab/>-Deinterlaing:</text:p>
      <text:p text:style-name="P2"><text:tab/><text:tab/>Weaving: Zeile vom letzten Bild</text:p>
      <text:p text:style-name="P2"><text:tab/><text:tab/>-Bobbing: I&gt;nterpolation</text:p>
      <text:p text:style-name="P2"><text:tab/><text:tab/>-Motion bla</text:p>
      <text:p text:style-name="P2">in Y CbCr</text:p>
      <text:p text:style-name="P2"/>
      <text:p text:style-name="P2"><text:span text:style-name="T1">Altes standard definition TV</text:span>: </text:p>
      <text:p text:style-name="P2"><text:tab/>-Pixel nicht quadratisch</text:p>
      <text:p text:style-name="P2"><text:tab/>-PAL – hieß es</text:p>
      <text:p text:style-name="P2"/>
      <text:p text:style-name="P1">Codierung:</text:p>
      <text:p text:style-name="P1"><text:span text:style-name="T2"><text:tab/>-Bild in Blöcke geteilt</text:span></text:p>
      <text:p text:style-name="P1"><text:span text:style-name="T2"><text:tab/>-nicht das ganze Bild vergleichen sondern korrespondierende blöcke (von location)</text:span></text:p>
      <text:p text:style-name="P1"><text:span text:style-name="T2"><text:tab/><text:tab/>-Manche Bereiche bewegen sich viel</text:span></text:p>
      <text:p text:style-name="P1"><text:span text:style-name="T2"><text:tab/><text:tab/>-Intra-Codierung bei Blöcken die sich viel verändern → Frame ganz übertragen</text:span></text:p>
      <text:p text:style-name="P1"><text:span text:style-name="T2"><text:tab/><text:tab/>-intercodierung bei Blöcken übertragung mit hilfe von vorhergehendem zeitlich</text:span></text:p>
      <text:p text:style-name="P1"><text:span text:style-name="T2"><text:tab/>-bei Inter Kodierung wird Differenzbild übertragen</text:span></text:p>
      <text:p text:style-name="P1"><text:span text:style-name="T2"><text:tab/>-Bildbewegung wird kompensiert → Fehler wird geringer</text:span></text:p>
      <text:p text:style-name="P1"><text:span text:style-name="T2"/></text:p>
      <text:p text:style-name="P1">Bewegungskompensation:</text:p>
      <text:p text:style-name="P1"><text:span text:style-name="T2"><text:tab/>-Block in neuem Bild beim encoden in altem bild suchen</text:span></text:p>
      <text:p text:style-name="P1"><text:span text:style-name="T2"><text:tab/><text:tab/>-nach MSE</text:span></text:p>
      <text:p text:style-name="P1"><text:span text:style-name="T2"><text:tab/><text:tab/>-anfangen <text:s/>bei selber location</text:span></text:p>
      <text:p text:style-name="P1"><text:span text:style-name="T2"><text:tab/><text:tab/>-verschiebung des blocks in „MotionVektor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6T14:49:06.56</meta:creation-date>
    <meta:generator>OpenOffice.org/3.4.1$Win32 OpenOffice.org_project/341m1$Build-9593</meta:generator>
    <dc:date>2014-01-23T15:30:22.01</dc:date>
    <meta:editing-duration>PT1H44M5S</meta:editing-duration>
    <meta:editing-cycles>12</meta:editing-cycles>
    <meta:document-statistic meta:table-count="0" meta:image-count="0" meta:object-count="0" meta:page-count="1" meta:paragraph-count="32" meta:word-count="137" meta:character-count="1036"/>
  </office:meta>
</office:document-meta>
</file>